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24-01-30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23-02-0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22-03-01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21-01-12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20-01-28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19-01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18-01-24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16-01-15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15-08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362</text:p>
          </table:table-cell>
          <table:table-cell office:value-type="string" calcext:value-type="string">
            <text:p>ALRS-015</text:p>
          </table:table-cell>
          <table:table-cell office:value-type="string" calcext:value-type="string">
            <text:p>2015-07-28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